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Arial" fo:font-size="12pt" officeooo:paragraph-rsid="0edc91cb" style:font-name-asian="sans-serif" style:font-size-asian="12pt" style:font-name-complex="sans-serif" style:font-size-complex="12pt"/>
    </style:style>
    <style:style style:name="P2" style:family="paragraph" style:parent-style-name="_5b_ABNT_5d__20_texto_20_padrão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paragraph-rsid="0edc91cb" style:font-name-asian="sans-serif" style:font-size-asian="12pt" style:font-name-complex="sans-serif" style:font-size-complex="12pt"/>
    </style:style>
    <style:style style:name="P3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weight="bold" officeooo:rsid="0f34db11" officeooo:paragraph-rsid="0f34db11" style:font-name-asian="sans-serif" style:font-size-asian="12pt" style:font-weight-asian="bold" style:font-name-complex="sans-serif" style:font-size-complex="12pt" style:font-weight-complex="bold"/>
    </style:style>
    <style:style style:name="P4" style:family="paragraph" style:parent-style-name="_5b_ABNT_5d__20_texto_20_padrão">
      <style:paragraph-properties fo:margin-left="0cm" fo:margin-right="0cm" fo:text-indent="0cm" style:auto-text-indent="false"/>
      <style:text-properties officeooo:rsid="0f488f72" officeooo:paragraph-rsid="0f488f72"/>
    </style:style>
    <style:style style:name="P5" style:family="paragraph" style:parent-style-name="_5b_ABNT_5d__20_texto_20_padrão">
      <style:text-properties officeooo:rsid="0f4c4907" officeooo:paragraph-rsid="0f4c4907"/>
    </style:style>
    <style:style style:name="P6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rsid="0ef5e424" officeooo:paragraph-rsid="0ef5e424" style:font-size-asian="12pt" style:font-size-complex="12pt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rsid="0ef7383b" officeooo:paragraph-rsid="0ef7383b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ef8294f" officeooo:paragraph-rsid="0ef8294f" style:font-name-asian="sans-serif" style:font-size-asian="12pt" style:font-name-complex="sans-serif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ef8294f" officeooo:paragraph-rsid="0ee7531b" style:font-name-asian="sans-serif" style:font-size-asian="12pt" style:font-name-complex="sans-serif" style:font-size-complex="12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style="normal" fo:font-weight="bold" officeooo:rsid="0f4fe664" officeooo:paragraph-rsid="0f4fe664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12" style:family="paragraph" style:parent-style-name="_5b_ABNT_5d__20_texto_20_padrão" style:list-style-name="L2">
      <style:text-properties fo:font-weight="bold" officeooo:rsid="0f3989e3" officeooo:paragraph-rsid="0f3f1265" style:font-weight-asian="bold" style:font-weight-complex="bold"/>
    </style:style>
    <style:style style:name="P13" style:family="paragraph" style:parent-style-name="_5b_ABNT_5d__20_texto_20_padrão" style:list-style-name="L2">
      <style:text-properties fo:font-weight="bold" officeooo:rsid="0f3c7c36" officeooo:paragraph-rsid="0f3f1265" style:font-weight-asian="bold" style:font-weight-complex="bold"/>
    </style:style>
    <style:style style:name="P14" style:family="paragraph" style:parent-style-name="_5b_ABNT_5d__20_texto_20_padrão" style:list-style-name="L2">
      <style:paragraph-properties fo:line-height="150%" fo:text-align="justify" style:justify-single-word="false"/>
      <style:text-properties style:font-name="Arial" fo:font-size="12pt" fo:font-weight="bold" officeooo:rsid="0f3e9e8b" officeooo:paragraph-rsid="0f3f1265" style:font-name-asian="sans-serif" style:font-size-asian="12pt" style:font-weight-asian="bold" style:font-name-complex="sans-serif" style:font-size-complex="12pt" style:font-weight-complex="bold"/>
    </style:style>
    <style:style style:name="P15" style:family="paragraph" style:parent-style-name="_5b_ABNT_5d__20_texto_20_padrão" style:list-style-name="L5">
      <style:text-properties officeooo:rsid="0f425683" officeooo:paragraph-rsid="0f425683"/>
    </style:style>
    <style:style style:name="P16" style:family="paragraph" style:parent-style-name="_5b_ABNT_5d__20_texto_20_padrão" style:list-style-name="L5">
      <style:text-properties officeooo:rsid="0f43d224" officeooo:paragraph-rsid="0f443a0e"/>
    </style:style>
    <style:style style:name="P17" style:family="paragraph" style:parent-style-name="_5b_ABNT_5d__20_texto_20_padrão" style:list-style-name="L5">
      <style:text-properties officeooo:rsid="0f43d224" officeooo:paragraph-rsid="0f43d224"/>
    </style:style>
    <style:style style:name="P18" style:family="paragraph" style:parent-style-name="_5b_ABNT_5d__20_texto_20_padrão" style:list-style-name="L5">
      <style:text-properties officeooo:rsid="0f47d9ff" officeooo:paragraph-rsid="0f47d9ff"/>
    </style:style>
    <style:style style:name="P19" style:family="paragraph" style:parent-style-name="_5b_ABNT_5d__20_texto_20_padrão" style:list-style-name="L5">
      <style:text-properties officeooo:rsid="0f488f72" officeooo:paragraph-rsid="0f488f72"/>
    </style:style>
    <style:style style:name="P20" style:family="paragraph" style:parent-style-name="_5b_ABNT_5d__20_texto_20_padrão" style:list-style-name="L2">
      <style:paragraph-properties fo:margin-left="0cm" fo:margin-right="0cm" fo:text-indent="0cm" style:auto-text-indent="false"/>
      <style:text-properties style:use-window-font-color="true" style:font-name="Arial" fo:font-size="12pt" fo:font-weight="normal" officeooo:rsid="0f3e9e8b" officeooo:paragraph-rsid="0f3f1265" style:font-name-asian="sans-serif" style:font-size-asian="12pt" style:font-weight-asian="normal" style:font-name-complex="sans-serif" style:font-size-complex="12pt" style:font-weight-complex="normal"/>
    </style:style>
    <style:style style:name="P21" style:family="paragraph" style:parent-style-name="_5b_ABNT_5d__20_título_20_1">
      <style:paragraph-properties fo:line-height="150%" fo:text-align="justify" style:justify-single-word="false"/>
      <style:text-properties style:font-name="Arial" fo:font-size="12pt" officeooo:rsid="0f51c2c2" officeooo:paragraph-rsid="0f51c2c2" style:font-name-asian="sans-serif" style:font-size-asian="12pt" style:font-name-complex="sans-serif" style:font-size-complex="12pt"/>
    </style:style>
    <style:style style:name="P22" style:family="paragraph" style:parent-style-name="_5b_ABNT_5d__20_título_20_1">
      <style:text-properties officeooo:rsid="0f488f72" officeooo:paragraph-rsid="0f425683"/>
    </style:style>
    <style:style style:name="P23" style:family="paragraph" style:parent-style-name="_5b_ABNT_5d__20_título_20_1">
      <style:text-properties officeooo:rsid="0f531a6c" officeooo:paragraph-rsid="0f531a6c"/>
    </style:style>
    <style:style style:name="P24" style:family="paragraph" style:parent-style-name="_5b_ABNT_5d__20_Nível_20_1">
      <style:text-properties fo:color="#ce181e" fo:font-weight="bold" officeooo:rsid="0f540d84" officeooo:paragraph-rsid="0f540d84" style:font-weight-asian="bold" style:font-weight-complex="bold"/>
    </style:style>
    <style:style style:name="P25" style:family="paragraph" style:parent-style-name="_5b_ABNT_5d__20_título_20_2">
      <style:text-properties officeooo:rsid="0f425683" officeooo:paragraph-rsid="0f425683"/>
    </style:style>
    <style:style style:name="T1" style:family="text">
      <style:text-properties style:font-name-asian="sans-serif" style:font-name-complex="sans-serif"/>
    </style:style>
    <style:style style:name="T2" style:family="text">
      <style:text-properties officeooo:rsid="0018e7d5" style:font-name-asian="sans-serif" style:font-name-complex="sans-serif"/>
    </style:style>
    <style:style style:name="T3" style:family="text">
      <style:text-properties officeooo:rsid="0ef8faf0" style:font-name-asian="sans-serif" style:font-name-complex="sans-serif"/>
    </style:style>
    <style:style style:name="T4" style:family="text">
      <style:text-properties officeooo:rsid="0f08bfcb" style:font-name-asian="sans-serif" style:font-name-complex="sans-serif"/>
    </style:style>
    <style:style style:name="T5" style:family="text">
      <style:text-properties officeooo:rsid="0f09b6f2" style:font-name-asian="sans-serif" style:font-name-complex="sans-serif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f3e9e8b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fo:color="#ce181e" fo:font-weight="normal" officeooo:rsid="0f3e1918" style:font-weight-asian="normal" style:font-weight-complex="normal"/>
    </style:style>
    <style:style style:name="T11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officeooo:rsid="0f3e9e8b"/>
    </style:style>
    <style:style style:name="T15" style:family="text">
      <style:text-properties officeooo:rsid="0f43d224"/>
    </style:style>
    <style:style style:name="T16" style:family="text">
      <style:text-properties officeooo:rsid="0f4421e9"/>
    </style:style>
    <style:style style:name="T17" style:family="text">
      <style:text-properties officeooo:rsid="0f4881ff"/>
    </style:style>
    <style:style style:name="T18" style:family="text">
      <style:text-properties officeooo:rsid="0f4df23c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</text:sequence-decls>
      <text:p text:style-name="P10"><text:span text:style-name="T1">TCC: </text:span><text:span text:style-name="T5">R</text:span><text:span text:style-name="T1">ASCUNHO</text:span></text:p>
      <text:p text:style-name="P1"/>
      <text:p text:style-name="P3">PLANEJAMENTO DE ENTREVISTA</text:p>
      <text:p text:style-name="P2"/>
      <text:p text:style-name="P24"><text:span text:style-name="T7">L</text:span><text:span text:style-name="T6">embrar de sincronizar e atualizar com documento no overleaf</text:span></text:p>
      <text:list xml:id="list3260755345" text:style-name="L2">
        <text:list-header>
          <text:p text:style-name="P20"><text:span text:style-name="T8"/></text:p>
        </text:list-header>
      </text:list>
      <text:list xml:id="list823352188" text:style-name="Outline">
        <text:list-item>
          <text:h text:style-name="P21" text:outline-level="1">INTRODUÇÃO</text:h>
        </text:list-item>
      </text:list>
      <text:p text:style-name="P9"/>
      <text:p text:style-name="P8"/>
      <text:list xml:id="list141145126522349" text:continue-numbering="true" text:style-name="Outline">
        <text:list-item>
          <text:h text:style-name="P23" text:outline-level="1">REFERÊNCIAS</text:h>
          <text:h text:style-name="P22" text:outline-level="1" text:is-list-header="true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2pt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list-style-name="Outline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Arial1" fo:font-family="Arial" style:font-style-name="Regular" style:font-family-generic="swiss" style:font-pitch="variable" fo:font-weight="bold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list-style-name="Outline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Heading_20_2" style:default-outline-level="3" style:list-style-name="Outline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2278071500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594</meta:editing-cycles>
    <meta:editing-duration>P3DT21H39M17S</meta:editing-duration>
    <dc:date>2020-06-13T14:11:43.248801459</dc:date>
    <meta:document-statistic meta:table-count="0" meta:image-count="0" meta:object-count="0" meta:page-count="1" meta:paragraph-count="7" meta:word-count="20" meta:character-count="126" meta:non-whitespace-character-count="113"/>
    <meta:user-defined meta:name="Info 1"/>
    <meta:user-defined meta:name="Info 2"/>
    <meta:user-defined meta:name="Info 3"/>
    <meta:user-defined meta:name="Info 4"/>
  </office:meta>
</office:document-meta>
</file>